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2" manifest:media-type=""/>
  <manifest:file-entry manifest:full-path="ObjectReplacements/Object 14" manifest:media-type="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5" manifest:media-type=""/>
  <manifest:file-entry manifest:full-path="ObjectReplacements/Object 17" manifest:media-type=""/>
  <manifest:file-entry manifest:full-path="ObjectReplacements/Object 16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"/>
  <manifest:file-entry manifest:full-path="ObjectReplacements/Object 19" manifest:media-type="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0.398cm" style:rel-column-width="35864*"/>
    </style:style>
    <style:style style:name="Tableau2.B" style:family="table-column">
      <style:table-column-properties style:column-width="8.602cm" style:rel-column-width="29671*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style:vertical-align="middle" fo:padding="0.097cm" fo:border-left="1pt solid #000000" fo:border-right="none" fo:border-top="none" fo:border-bottom="none"/>
    </style:style>
    <style:style style:name="P1" style:family="paragraph" style:parent-style-name="Standard">
      <style:text-properties officeooo:rsid="0013360e" officeooo:paragraph-rsid="0013360e"/>
    </style:style>
    <style:style style:name="P2" style:family="paragraph" style:parent-style-name="Standard">
      <style:text-properties officeooo:rsid="0013360e" officeooo:paragraph-rsid="001abd86"/>
    </style:style>
    <style:style style:name="P3" style:family="paragraph" style:parent-style-name="Standard">
      <style:paragraph-properties>
        <style:tab-stops>
          <style:tab-stop style:position="8.999cm"/>
        </style:tab-stops>
      </style:paragraph-properties>
      <style:text-properties officeooo:rsid="0013360e" officeooo:paragraph-rsid="0013360e"/>
    </style:style>
    <style:style style:name="P4" style:family="paragraph" style:parent-style-name="Standard">
      <style:paragraph-properties>
        <style:tab-stops>
          <style:tab-stop style:position="8.999cm"/>
        </style:tab-stops>
      </style:paragraph-properties>
      <style:text-properties officeooo:rsid="0013360e" officeooo:paragraph-rsid="001abd86"/>
    </style:style>
    <style:style style:name="P5" style:family="paragraph" style:parent-style-name="Standard">
      <style:text-properties officeooo:rsid="0013360e" officeooo:paragraph-rsid="002566bd"/>
    </style:style>
    <style:style style:name="P6" style:family="paragraph" style:parent-style-name="Standard">
      <style:text-properties officeooo:rsid="0013360e" officeooo:paragraph-rsid="00243934"/>
    </style:style>
    <style:style style:name="P7" style:family="paragraph" style:parent-style-name="Standard">
      <style:text-properties officeooo:paragraph-rsid="0013360e"/>
    </style:style>
    <style:style style:name="P8" style:family="paragraph" style:parent-style-name="Standard">
      <style:paragraph-properties>
        <style:tab-stops>
          <style:tab-stop style:position="8.999cm"/>
        </style:tab-stops>
      </style:paragraph-properties>
      <style:text-properties officeooo:paragraph-rsid="001abd86"/>
    </style:style>
    <style:style style:name="P9" style:family="paragraph" style:parent-style-name="Standard" style:master-page-name="">
      <style:paragraph-properties fo:margin-left="3cm" fo:margin-right="3cm" fo:text-indent="0cm" style:auto-text-indent="false" style:page-number="auto" fo:padding="0.499cm" fo:border="0.99pt solid #000000" style:shadow="none"/>
      <style:text-properties officeooo:rsid="0013360e" officeooo:paragraph-rsid="0013360e"/>
    </style:style>
    <style:style style:name="P10" style:family="paragraph" style:parent-style-name="Table_20_Contents">
      <style:text-properties officeooo:rsid="00243934" officeooo:paragraph-rsid="002566bd"/>
    </style:style>
    <style:style style:name="P11" style:family="paragraph" style:parent-style-name="Table_20_Contents">
      <style:text-properties officeooo:rsid="002560b0" officeooo:paragraph-rsid="002566bd"/>
    </style:style>
    <style:style style:name="P12" style:family="paragraph" style:parent-style-name="Table_20_Contents">
      <style:text-properties officeooo:rsid="00268435" officeooo:paragraph-rsid="00268435"/>
    </style:style>
    <style:style style:name="P13" style:family="paragraph" style:parent-style-name="Standard" style:master-page-name="">
      <style:paragraph-properties style:page-number="auto"/>
      <style:text-properties officeooo:rsid="0013360e" officeooo:paragraph-rsid="002566bd"/>
    </style:style>
    <style:style style:name="P14" style:family="paragraph" style:parent-style-name="Standard">
      <style:paragraph-properties fo:margin-top="0cm" fo:margin-bottom="0cm" loext:contextual-spacing="false"/>
      <style:text-properties officeooo:rsid="0013360e" officeooo:paragraph-rsid="002566bd"/>
    </style:style>
    <style:style style:name="P15" style:family="paragraph" style:parent-style-name="Standard">
      <style:paragraph-properties fo:margin-top="0.3cm" fo:margin-bottom="0.199cm" loext:contextual-spacing="false"/>
      <style:text-properties officeooo:rsid="0013360e" officeooo:paragraph-rsid="002566bd"/>
    </style:style>
    <style:style style:name="P16" style:family="paragraph" style:parent-style-name="Standard" style:list-style-name="Numbering_20_1">
      <style:paragraph-properties fo:margin-left="3cm" fo:margin-right="3cm" fo:text-indent="0cm" style:auto-text-indent="false" fo:padding="0.499cm" fo:border="0.99pt solid #000000" style:shadow="none"/>
      <style:text-properties officeooo:paragraph-rsid="001a6d54"/>
    </style:style>
    <style:style style:name="P17" style:family="paragraph" style:parent-style-name="Standard" style:list-style-name="Numbering_20_1">
      <style:paragraph-properties fo:margin-left="3cm" fo:margin-right="3cm" fo:text-indent="0cm" style:auto-text-indent="false" fo:padding="0.499cm" fo:border="0.99pt solid #000000" style:shadow="none"/>
      <style:text-properties officeooo:rsid="0013360e" officeooo:paragraph-rsid="001a6d54"/>
    </style:style>
    <style:style style:name="P18" style:family="paragraph" style:parent-style-name="Standard" style:list-style-name="Numbering_20_1">
      <style:paragraph-properties fo:margin-left="3cm" fo:margin-right="3cm" fo:text-indent="0cm" style:auto-text-indent="false" fo:padding="0.499cm" fo:border="0.99pt solid #000000" style:shadow="none"/>
      <style:text-properties officeooo:rsid="0013360e" officeooo:paragraph-rsid="0013360e"/>
    </style:style>
    <style:style style:name="P19" style:family="paragraph" style:parent-style-name="Standard" style:list-style-name="Numbering_20_1">
      <style:paragraph-properties fo:margin-left="3cm" fo:margin-right="3cm" fo:text-indent="0cm" style:auto-text-indent="false" fo:padding="0.499cm" fo:border="0.99pt solid #000000" style:shadow="none"/>
      <style:text-properties officeooo:rsid="0013360e" officeooo:paragraph-rsid="0036a102"/>
    </style:style>
    <style:style style:name="P20" style:family="paragraph" style:parent-style-name="Standard" style:list-style-name="Numbering_20_1">
      <style:paragraph-properties fo:margin-left="3cm" fo:margin-right="3cm" fo:text-indent="0cm" style:auto-text-indent="false" fo:padding="0.499cm" fo:border="0.99pt solid #000000" style:shadow="none"/>
      <style:text-properties officeooo:rsid="0013360e" officeooo:paragraph-rsid="001abd86"/>
    </style:style>
    <style:style style:name="P21" style:family="paragraph" style:parent-style-name="tfTitre_20_Chapitre" style:master-page-name="Right_20_Page">
      <style:paragraph-properties style:page-number="auto"/>
      <style:text-properties officeooo:rsid="0037c82c"/>
    </style:style>
    <style:style style:name="P22" style:family="paragraph" style:parent-style-name="tfTitre_20_I_29_">
      <style:text-properties officeooo:rsid="0013e1ef" officeooo:paragraph-rsid="0013e1ef"/>
    </style:style>
    <style:style style:name="P23" style:family="paragraph" style:parent-style-name="tfTitre_20_I_29_">
      <style:paragraph-properties fo:break-before="page"/>
      <style:text-properties officeooo:rsid="0013360e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cccccc"/>
      <style:text-properties fo:font-size="18pt" style:font-size-asian="18pt" style:font-size-complex="18pt"/>
    </style:style>
    <style:style style:name="T1" style:family="text">
      <style:text-properties fo:font-style="italic"/>
    </style:style>
    <style:style style:name="T2" style:family="text">
      <style:text-properties fo:font-style="italic" officeooo:rsid="0013360e" style:font-style-asian="italic" style:font-style-complex="italic"/>
    </style:style>
    <style:style style:name="T3" style:family="text">
      <style:text-properties fo:font-style="italic" officeooo:rsid="0013360e"/>
    </style:style>
    <style:style style:name="T4" style:family="text">
      <style:text-properties style:font-name="OpenSymbol"/>
    </style:style>
    <style:style style:name="T5" style:family="text">
      <style:text-properties style:font-name="OpenSymbol" officeooo:rsid="0013360e"/>
    </style:style>
    <style:style style:name="T6" style:family="text">
      <style:text-properties officeooo:rsid="001a6d54"/>
    </style:style>
    <style:style style:name="T7" style:family="text">
      <style:text-properties officeooo:rsid="0013360e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bold" officeooo:rsid="0013360e" style:font-weight-asian="bold" style:font-weight-complex="bold"/>
    </style:style>
    <style:style style:name="T10" style:family="text">
      <style:text-properties fo:font-weight="bold" officeooo:rsid="00256cea" style:font-weight-asian="bold" style:font-weight-complex="bold"/>
    </style:style>
    <style:style style:name="T11" style:family="text">
      <style:text-properties style:text-position="super 58%" officeooo:rsid="0013360e"/>
    </style:style>
    <style:style style:name="T12" style:family="text">
      <style:text-properties officeooo:rsid="00256cea"/>
    </style:style>
    <style:style style:name="T13" style:family="text">
      <style:text-properties fo:color="#333333" fo:font-weight="bold" style:font-weight-asian="bold" style:font-weight-complex="bold"/>
    </style:style>
    <style:style style:name="T14" style:family="text">
      <style:text-properties officeooo:rsid="00348bc4"/>
    </style:style>
    <style:style style:name="T15" style:family="text">
      <style:text-properties fo:font-size="18pt" style:text-underline-style="none" style:font-size-asian="18pt" style:font-size-complex="18pt"/>
    </style:style>
    <style:style style:name="T16" style:family="text">
      <style:text-properties style:font-name="Times New Roman" fo:font-size="18pt" style:text-underline-style="none" style:font-name-asian="SimSun" style:font-size-asian="18pt" style:font-name-complex="Mangal" style:font-size-complex="18pt"/>
    </style:style>
    <style:style style:name="T17" style:family="text">
      <style:text-properties fo:font-size="18pt" style:font-size-asian="18pt" style:font-size-complex="18pt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draw:marker-start-width="0.434cm" draw:marker-end-width="0.434cm" draw:textarea-horizontal-align="center" draw:textarea-vertical-align="middle" fo:padding-top="0.014cm" fo:padding-bottom="0.014cm" fo:padding-left="0.014cm" fo:padding-right="0.014cm" style:run-through="foreground"/>
    </style:style>
    <style:style style:name="gr3" style:family="graphic">
      <style:graphic-properties draw:stroke="none" svg:stroke-color="#000000" draw:fill="solid" draw:fill-color="#cccccc" fo:min-height="10.956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cccccc" fo:min-height="0.732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style style:name="gr5" style:family="graphic">
      <style:graphic-properties draw:stroke="none" svg:stroke-color="#000000" draw:fill="solid" draw:fill-color="#cccccc" fo:min-height="1.66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équations</text:p>
      <text:p text:style-name="P1"><draw:frame text:anchor-type="paragraph" draw:z-index="10" draw:style-name="gr4" draw:text-style-name="P25" svg:width="10.028cm" svg:height="0.733cm" svg:x="4.486cm" svg:y="0.33cm"><draw:text-box><text:p><text:span text:style-name="T17">Faire la feuille 3.1 avant le cours !</text:span></text:p></draw:text-box></draw:frame></text:p>
      <text:p text:style-name="P1"/>
      <text:list xml:id="list257740458" text:style-name="tfNum_20_I_29_">
        <text:list-item>
          <text:p text:style-name="P22">équivalence<text:span text:style-name="T6">s</text:span></text:p>
        </text:list-item>
      </text:list>
      <text:p text:style-name="P1">Résoudre une équation, c'est trouver <text:span text:style-name="T8">toutes</text:span> les solutions et <text:span text:style-name="T8">seulement</text:span> les solutions de cette équation.</text:p>
      <text:p text:style-name="P1">C'est la raison pour laquelle nous procéderons toujours par équivalences successives en nous appuyant sur les propriétés suivantes :</text:p>
      <text:p text:style-name="P1"/>
      <text:p text:style-name="P9">A, B, C étant des réels quelconques, on a :</text:p>
      <text:list xml:id="list692958926" text:style-name="Numbering_20_1">
        <text:list-item>
          <text:p text:style-name="P16"><text:span text:style-name="T7">A = B </text:span><text:span text:style-name="T5">⇔</text:span><text:span text:style-name="T7"> A + C = B + C</text:span></text:p>
        </text:list-item>
        <text:list-item>
          <text:p text:style-name="P17">A = B <text:span text:style-name="T4">⇔</text:span> A − C = B − C</text:p>
        </text:list-item>
        <text:list-item>
          <text:p text:style-name="P18"><text:span text:style-name="T13"><text:s text:c="26"/></text:span><text:s/>A = B <text:span text:style-name="T4">⇔</text:span> AC = BC</text:p>
        </text:list-item>
        <text:list-item>
          <text:p text:style-name="P19"><text:span text:style-name="T13"><text:s text:c="26"/></text:span><text:s/>A = B <text:span text:style-name="T4">⇔ </text:span><text:span text:style-name="T4"><draw:frame draw:style-name="fr1" draw:name="Objet2" text:anchor-type="as-char" svg:y="-0.931cm" svg:width="1.935cm" svg:height="1.52cm" draw:z-index="11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17">AB = 0 <text:span text:style-name="T4">⇔</text:span> </text:p>
        </text:list-item>
        <text:list-item>
          <text:p text:style-name="P20"><draw:frame draw:style-name="fr1" draw:name="Objet1" text:anchor-type="as-char" svg:y="-0.931cm" svg:width="1.699cm" svg:height="1.52cm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4">⇔</text:span> </text:p>
        </text:list-item>
      </text:list>
      <text:p text:style-name="P2"/>
      <text:p text:style-name="P1"/>
      <text:p text:style-name="P7"><draw:frame text:anchor-type="paragraph" draw:z-index="9" draw:style-name="gr3" draw:text-style-name="P25" svg:width="7.556cm" svg:height="10.956cm" svg:x="11.444cm" svg:y="0.235cm"><draw:text-box><text:p><text:span text:style-name="T15">Vrai ou Faux :</text:span></text:p><text:p><text:span text:style-name="T15">p87: 127</text:span></text:p><text:p><text:span text:style-name="T15"/></text:p><text:p><text:span text:style-name="T15">Équations :</text:span></text:p><text:p><text:span text:style-name="T15">p79: 41</text:span></text:p><text:p><text:span text:style-name="T16">p81: 71, 73, 74, 75</text:span></text:p><text:p><text:span text:style-name="T16">p83: 90, 91</text:span></text:p><text:p><text:span text:style-name="T16">p85: 112</text:span></text:p><text:p><text:span text:style-name="T16">p88: 130, 131, 132, 133</text:span></text:p><text:p><text:span text:style-name="T16"/></text:p><text:p><text:span text:style-name="T16">Problèmes concrets :</text:span></text:p><text:p><text:span text:style-name="T16">p82: 77, 78</text:span></text:p><text:p><text:span text:style-name="T16">p83: 95</text:span></text:p><text:p><text:span text:style-name="T16">p88: 136, 137, 138, 140, 141</text:span></text:p><text:p><text:span text:style-name="T16">p89: 142, 143, 148, 149</text:span></text:p></draw:text-box></draw:frame><text:span text:style-name="T9">Ex:</text:span><text:span text:style-name="T7"> Résoudre dans </text:span><text:span text:style-name="T5">ℝ</text:span><text:span text:style-name="T7">, <text:s text:c="2"/>(E) : 3 </text:span><text:span text:style-name="T2">x</text:span><text:span text:style-name="T11">2</text:span><text:span text:style-name="T7"> = 9 </text:span><text:span text:style-name="T3">x</text:span></text:p>
      <text:p text:style-name="P1"/>
      <text:p text:style-name="P3">Méthode fausse :</text:p>
      <text:p text:style-name="P3">(E) <text:span text:style-name="T4">⇔</text:span> 3 <text:span text:style-name="T1">x</text:span> = 9</text:p>
      <text:p text:style-name="P4">(E) <text:span text:style-name="T4">⇔</text:span> <text:span text:style-name="T1">x</text:span> = 3</text:p>
      <text:p text:style-name="P3">S = {3}</text:p>
      <text:p text:style-name="P3"/>
      <text:p text:style-name="P3">Méthode juste :</text:p>
      <text:p text:style-name="P8"/>
      <text:list xml:id="list225926397193934" text:continue-list="list257740458" text:style-name="tfNum_20_I_29_">
        <text:list-item>
          <text:p text:style-name="P23">Dans les exercices</text:p>
        </text:list-item>
      </text:list>
      <text:p text:style-name="P1"><text:span text:style-name="T10">Ex :</text:span><text:span text:style-name="T12"> </text:span>Résoudre dans <text:span text:style-name="T4">ℝ</text:span> : <text:s text:c="2"/><draw:frame draw:style-name="fr1" draw:name="Objet3" text:anchor-type="as-char" svg:y="-1.025cm" svg:width="6.916cm" svg:height="1.633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Conditions :</text:p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><draw:frame draw:style-name="fr2" draw:name="Objet13" text:anchor-type="as-char" svg:y="-0.907cm" svg:width="8.941cm" svg:height="1.605cm" draw:z-index="3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  <table:table-cell table:style-name="Tableau2.B1" office:value-type="string">
            <text:p text:style-name="P10">S'il y a des conditions, les préciser</text:p>
          </table:table-cell>
        </table:table-row>
        <table:table-row>
          <table:table-cell table:style-name="Tableau2.A1" office:value-type="string">
            <text:p text:style-name="P5"/>
            <text:p text:style-name="P5"><draw:frame draw:style-name="fr2" draw:name="Objet14" text:anchor-type="as-char" svg:y="-1.406cm" svg:width="8.093cm" svg:height="2.584cm" draw:z-index="4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table-cell table:style-name="Tableau2.B1" office:value-type="string">
            <text:p text:style-name="P12"/>
          </table:table-cell>
        </table:table-row>
        <table:table-row>
          <table:table-cell table:style-name="Tableau2.A1" office:value-type="string">
            <text:p text:style-name="Table_20_Contents"><draw:g text:anchor-type="char" draw:z-index="2" draw:style-name="gr1"><draw:line draw:style-name="gr2" draw:text-style-name="P24" svg:x1="4.96cm" svg:y1="0.769cm" svg:x2="6.68cm" svg:y2="0.346cm"><text:p/></draw:line><draw:line draw:style-name="gr2" draw:text-style-name="P24" svg:x1="3.715cm" svg:y1="1.536cm" svg:x2="5.435cm" svg:y2="1.113cm"><text:p/></draw:line></draw:g><draw:frame draw:style-name="fr2" draw:name="Objet15" text:anchor-type="as-char" svg:y="-1.406cm" svg:width="8.093cm" svg:height="2.584cm" draw:z-index="5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</table:table-cell>
          <table:table-cell table:style-name="Tableau2.B1" office:value-type="string">
            <text:p text:style-name="P10">A chaque étape, penser à écrire l'équivalence et les conditions</text:p>
          </table:table-cell>
        </table:table-row>
        <table:table-row>
          <table:table-cell table:style-name="Tableau2.A1" office:value-type="string">
            <text:p text:style-name="P5"><draw:frame draw:style-name="fr2" draw:name="Objet17" text:anchor-type="as-char" svg:y="-1.393cm" svg:width="5.9cm" svg:height="2.559cm" draw:z-index="12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<text:p text:style-name="P5"><draw:frame draw:style-name="fr2" draw:name="Objet16" text:anchor-type="as-char" svg:y="-1.393cm" svg:width="5.579cm" svg:height="2.559cm" draw:z-index="6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><draw:frame draw:style-name="fr2" draw:name="Objet18" text:anchor-type="as-char" svg:y="-1.355cm" svg:width="5.579cm" svg:height="2.482cm" draw:z-index="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/table:table-cell>
          <table:table-cell table:style-name="Tableau2.B1" office:value-type="string">
            <text:p text:style-name="P11">Factoriser en un produit ou <text:span text:style-name="T14">un </text:span>quotient nul</text:p>
          </table:table-cell>
        </table:table-row>
        <table:table-row>
          <table:table-cell table:style-name="Tableau2.A1" office:value-type="string">
            <text:p text:style-name="P13"><draw:frame draw:style-name="fr2" draw:name="Objet20" text:anchor-type="as-char" svg:y="-0.917cm" svg:width="5.581cm" svg:height="1.605cm" draw:z-index="13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  <text:p text:style-name="P5"><draw:frame draw:style-name="fr2" draw:name="Objet21" text:anchor-type="as-char" svg:y="-0.905cm" svg:width="5.581cm" svg:height="1.582cm" draw:z-index="14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  <text:p text:style-name="P15"><draw:frame draw:style-name="fr2" draw:name="Objet19" text:anchor-type="as-char" svg:y="-0.566cm" svg:width="2.947cm" svg:height="0.704cm" draw:z-index="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  <table:table-cell table:style-name="Tableau2.B1" office:value-type="string">
            <text:p text:style-name="Table_20_Contents"><draw:frame text:anchor-type="paragraph" draw:z-index="15" draw:style-name="gr5" draw:text-style-name="P25" svg:width="2.74cm" svg:height="1.664cm" svg:x="5.793cm" svg:y="3.66cm"><draw:text-box><text:p><text:span text:style-name="T15">Algo :</text:span></text:p><text:p><text:span text:style-name="T15">p241: TP</text:span></text:p></draw:text-box></draw:frame></text:p>
          </table:table-cell>
        </table:table-row>
        <table:table-row>
          <table:table-cell table:style-name="Tableau2.A1" office:value-type="string">
            <text:p text:style-name="P14">S = {0}</text:p>
          </table:table-cell>
          <table:table-cell table:style-name="Tableau2.B1" office:value-type="string">
            <text:p text:style-name="P11">Conclure par S = ..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1cm"/>
      </text:list-level-style-number>
      <text:list-level-style-number text:level="2" text:style-name="Numbering_20_Symbols" style:num-suffix=")" style:num-format="1">
        <style:list-level-properties text:min-label-width="1cm"/>
      </text:list-level-style-number>
      <text:list-level-style-number text:level="3" text:style-name="Numbering_20_Symbols" style:num-suffix=")" style:num-format="1">
        <style:list-level-properties text:min-label-width="1cm"/>
      </text:list-level-style-number>
      <text:list-level-style-number text:level="4" text:style-name="Numbering_20_Symbols" style:num-suffix=")" style:num-format="1">
        <style:list-level-properties text:min-label-width="1cm"/>
      </text:list-level-style-number>
      <text:list-level-style-number text:level="5" text:style-name="Numbering_20_Symbols" style:num-suffix=")" style:num-format="1">
        <style:list-level-properties text:min-label-width="1cm"/>
      </text:list-level-style-number>
      <text:list-level-style-number text:level="6" text:style-name="Numbering_20_Symbols" style:num-suffix=")" style:num-format="1">
        <style:list-level-properties text:min-label-width="1cm"/>
      </text:list-level-style-number>
      <text:list-level-style-number text:level="7" text:style-name="Numbering_20_Symbols" style:num-suffix=")" style:num-format="1">
        <style:list-level-properties text:min-label-width="1cm"/>
      </text:list-level-style-number>
      <text:list-level-style-number text:level="8" text:style-name="Numbering_20_Symbols" style:num-suffix=")" style:num-format="1">
        <style:list-level-properties text:min-label-width="1cm"/>
      </text:list-level-style-number>
      <text:list-level-style-number text:level="9" text:style-name="Numbering_20_Symbols" style:num-suffix=")" style:num-format="1">
        <style:list-level-properties text:min-label-width="1cm"/>
      </text:list-level-style-number>
      <text:list-level-style-number text:level="10" text:style-name="Numbering_20_Symbols" style:num-suffix=")" style:num-format="1">
        <style:list-level-properties text:min-label-width="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6T11:13:07.398000000</meta:creation-date>
    <meta:editing-duration>PT4H10M24S</meta:editing-duration>
    <meta:editing-cycles>34</meta:editing-cycles>
    <meta:generator>LibreOffice/6.2.3.2$Windows_X86_64 LibreOffice_project/aecc05fe267cc68dde00352a451aa867b3b546ac</meta:generator>
    <meta:initial-creator>Véronique et Thibaud FONTANET</meta:initial-creator>
    <dc:date>2019-08-05T22:59:24.696000000</dc:date>
    <meta:document-statistic meta:table-count="1" meta:image-count="0" meta:object-count="12" meta:page-count="2" meta:paragraph-count="34" meta:word-count="167" meta:character-count="773" meta:non-whitespace-character-count="576"/>
  </office:meta>
</office:document-meta>
</file>

<file path=Object 1/content.xml><?xml version="1.0" encoding="utf-8"?>
<math xmlns="http://www.w3.org/1998/Math/MathML" display="block">
  <semantics>
    <mrow>
      <mfrac>
        <mtext>A</mtext>
        <mtext>B</mtext>
      </mfrac>
      <mo stretchy="false">=</mo>
      <mn>0</mn>
    </mrow>
    <annotation encoding="StarMath 5.0">alignc {"A"}over{"B"} = {0}</annotation>
  </semantics>
</math>
</file>

<file path=Object 13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row>
                    <mi>x</mi>
                    <mo stretchy="false">+</mo>
                    <mn>1</mn>
                  </mrow>
                  <mo stretchy="false">≠</mo>
                  <mn>0</mn>
                </mrow>
              </mtd>
            </mtr>
            <mtr>
              <mtd>
                <mrow>
                  <mrow>
                    <mo fence="true" stretchy="false">(</mo>
                    <mrow>
                      <mrow>
                        <mi>x</mi>
                        <mi>−</mi>
                        <mn>2</mn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≠</mo>
                    <mn>0</mn>
                  </mrow>
                </mrow>
              </mtd>
            </mtr>
          </mtable>
        </mrow>
      </mrow>
      <mo stretchy="false">⇔</mo>
      <mrow>
        <mi>x</mi>
        <mo stretchy="false">≠</mo>
        <mi>−</mi>
      </mrow>
      <mn>1</mn>
      <mtext>et</mtext>
      <mrow>
        <mi>x</mi>
        <mo stretchy="false">≠</mo>
        <mn>2</mn>
      </mrow>
    </mrow>
    <annotation encoding="StarMath 5.0">alignl left lbrace stack{{ x + {1} &lt;&gt;  {0} } # {(x − {2})(x + {1}) &lt;&gt; {0} }} right none dlrarrow  x &lt;&gt; −{1} "et" x &lt;&gt; 2</annotation>
  </semantics>
</math>
</file>

<file path=Object 14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row>
                    <mfrac>
                      <msup>
                        <mi>x</mi>
                        <mn>2</mn>
                      </msup>
                      <mrow>
                        <mi>x</mi>
                        <mo stretchy="false">+</mo>
                        <mn>1</mn>
                      </mrow>
                    </mfrac>
                    <mo stretchy="false">−</mo>
                    <mfrac>
                      <mrow>
                        <mn>2</mn>
                        <msup>
                          <mi>x</mi>
                          <mn>2</mn>
                        </msup>
                        <mi>–</mi>
                        <mn>4</mn>
                        <mi>x</mi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i>−</mi>
                              <mn>2</mn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stretchy="false">=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{x^2}over{x+1} - {2x^2 – 4x}over{(x − 2)(x + 1)} = 0 }  #  {x &lt;&gt; −1 "et" x &lt;&gt; 2}  } right none
</annotation>
  </semantics>
</math>
</file>

<file path=Object 15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row>
                    <mfrac>
                      <msup>
                        <mi>x</mi>
                        <mn>2</mn>
                      </msup>
                      <mrow>
                        <mi>x</mi>
                        <mo stretchy="false">+</mo>
                        <mn>1</mn>
                      </mrow>
                    </mfrac>
                    <mo stretchy="false">−</mo>
                    <mfrac>
                      <mrow>
                        <mn>2</mn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i>−</mi>
                              <mn>2</mn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stretchy="false">=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{x^2}over{x+1} - {2x(x-2)}over{(x − 2)(x + 1)} = 0 }  #  {x &lt;&gt; −1 "et" x &lt;&gt; 2}  } right none
</annotation>
  </semantics>
</math>
</file>

<file path=Object 16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frac>
                    <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i>x</mi>
                    </mrow>
                    <mrow>
                      <mi>x</mi>
                      <mo stretchy="false">+</mo>
                      <mn>1</mn>
                    </mrow>
                  </mfrac>
                  <mo stretchy="false">=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{x^2-2x}over{x+1} = 0 }  #  {x &lt;&gt; −1 "et" x &lt;&gt; 2}  } right none
</annotation>
  </semantics>
</math>
</file>

<file path=Object 17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row>
                    <mfrac>
                      <msup>
                        <mi>x</mi>
                        <mn>2</mn>
                      </msup>
                      <mrow>
                        <mi>x</mi>
                        <mo stretchy="false">+</mo>
                        <mn>1</mn>
                      </mrow>
                    </mfrac>
                    <mo stretchy="false">−</mo>
                    <mfrac>
                      <mrow>
                        <mn>2</mn>
                        <mi>x</mi>
                      </mrow>
                      <mrow>
                        <mi>x</mi>
                        <mo stretchy="false">+</mo>
                        <mn>1</mn>
                      </mrow>
                    </mfrac>
                  </mrow>
                  <mo stretchy="false">=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{x^2}over{x+1} - {2x}over{x + 1} = 0 }  #  {x &lt;&gt; −1 "et" x &lt;&gt; 2}  } right none
</annotation>
  </semantics>
</math>
</file>

<file path=Object 18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frac>
                    <mrow>
                      <mi>x</mi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</mrow>
                    <mrow>
                      <mi>x</mi>
                      <mo stretchy="false">+</mo>
                      <mn>1</mn>
                    </mrow>
                  </mfrac>
                  <mo stretchy="false">=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{x(x-2)}over{x+1} = 0 }  #  {x &lt;&gt; −1 "et" x &lt;&gt; 2}  } right none
</annotation>
  </semantics>
</math>
</file>

<file path=Object 19/content.xml><?xml version="1.0" encoding="utf-8"?>
<math xmlns="http://www.w3.org/1998/Math/MathML" display="block">
  <semantics>
    <mrow>
      <mtext>(E)</mtext>
      <mo stretchy="false">⇔</mo>
      <mrow>
        <mi>x</mi>
        <mo stretchy="false">=</mo>
        <mn>0</mn>
      </mrow>
    </mrow>
    <annotation encoding="StarMath 5.0">"(E)" dlrarrow  x = 0 
</annotation>
  </semantics>
</math>
</file>

<file path=Object 2/content.xml><?xml version="1.0" encoding="utf-8"?>
<math xmlns="http://www.w3.org/1998/Math/MathML" display="block">
  <semantics>
    <mrow>
      <mfrac>
        <mtext>A</mtext>
        <mtext>C</mtext>
      </mfrac>
      <mo stretchy="false">=</mo>
      <mfrac>
        <mtext>B</mtext>
        <mtext>C</mtext>
      </mfrac>
    </mrow>
    <annotation encoding="StarMath 5.0">alignc {"A"}over{"C"} = {"B"}over{"C"}</annotation>
  </semantics>
</math>
</file>

<file path=Object 20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i>x</mi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=</mo>
                    <mn>0</mn>
                  </mrow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x(x-2) = 0 }  #  {x &lt;&gt; −1 "et" x &lt;&gt; 2}  } right none
</annotation>
  </semantics>
</math>
</file>

<file path=Object 21/content.xml><?xml version="1.0" encoding="utf-8"?>
<math xmlns="http://www.w3.org/1998/Math/MathML" display="block">
  <semantics>
    <mrow>
      <mtext>(E)</mtext>
      <mo stretchy="false">⇔</mo>
      <mrow>
        <mo fence="true" stretchy="true">{</mo>
        <mrow>
          <mtable>
            <mtr>
              <mtd>
                <mrow>
                  <mrow>
                    <mi>x</mi>
                    <mo stretchy="false">=</mo>
                    <mn>0</mn>
                  </mrow>
                  <mtext>ou</mtext>
                  <mrow>
                    <mi>x</mi>
                    <mo stretchy="false">=</mo>
                    <mn>2</mn>
                  </mrow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1</mn>
                  <mtext>et</mtext>
                  <mrow>
                    <mi>x</mi>
                    <mo stretchy="false">≠</mo>
                    <mn>2</mn>
                  </mrow>
                </mrow>
              </mtd>
            </mtr>
          </mtable>
        </mrow>
      </mrow>
    </mrow>
    <annotation encoding="StarMath 5.0">"(E)" dlrarrow left lbrace stack{   { x = 0 "ou" x= 2}  #  {x &lt;&gt; −1 "et" x &lt;&gt; 2}  } right none
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text>E</mtext>
        </mrow>
        <mo fence="true" stretchy="false">)</mo>
      </mrow>
      <mspace width="4em"/>
      <mrow>
        <mfrac>
          <msup>
            <mi>x</mi>
            <mn>2</mn>
          </msup>
          <mrow>
            <mi>x</mi>
            <mo stretchy="false">+</mo>
            <mn>1</mn>
          </mrow>
        </mfrac>
        <mo stretchy="false">=</mo>
        <mfrac>
          <mrow>
            <mn>2</mn>
            <msup>
              <mi>x</mi>
              <mn>2</mn>
            </msup>
            <mi>–</mi>
            <mn>4</mn>
            <mi>x</mi>
          </mrow>
          <mrow>
            <mrow>
              <mo fence="true" stretchy="false">(</mo>
              <mrow>
                <mrow>
                  <mi>x</mi>
                  <mi>−</mi>
                  <mn>2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</mfrac>
      </mrow>
    </mrow>
    <annotation encoding="StarMath 5.0">("E") ~ ~  {x^{2}}over{x + {1}} = {2x^{2} – 4x}over{(x − {2})(x + {1})}</annotation>
  </semantics>
</math>
</file>